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4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kjur</text:p>
          </table:table-cell>
          <table:table-cell office:value-type="string" calcext:value-type="string">
            <text:p>kode_tu</text:p>
          </table:table-cell>
          <table:table-cell table:style-name="Default" office:value-type="string" calcext:value-type="string">
            <text:p>hari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tahun_ajaran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1" calcext:value-type="float">
            <text:p>4001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006" calcext:value-type="float">
            <text:p>4006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501" calcext:value-type="float">
            <text:p>4501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503" calcext:value-type="float">
            <text:p>4503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601" calcext:value-type="float">
            <text:p>4601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602" calcext:value-type="float">
            <text:p>4602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rabu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kamis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jumat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203" calcext:value-type="float">
            <text:p>4203</text:p>
          </table:table-cell>
          <table:table-cell table:style-name="ce1" office:value-type="string" calcext:value-type="string">
            <text:p>senin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selasa</text:p>
          </table:table-cell>
          <table:table-cell office:value-type="string" calcext:value-type="string">
            <text:p>07.00 – 15.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06:21:57.302654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4:05:23.784159060</meta:creation-date>
    <dc:date>2017-12-12T06:22:21.365269055</dc:date>
    <meta:editing-duration>PT2H15M44S</meta:editing-duration>
    <meta:editing-cycles>3</meta:editing-cycles>
    <meta:generator>LibreOffice/5.1.6.2$Linux_X86_64 LibreOffice_project/10m0$Build-2</meta:generator>
    <meta:document-statistic meta:table-count="1" meta:cell-count="140" meta:object-count="0"/>
  </office:meta>
</office:document-meta>
</file>